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4T01:24:00.602000000</meta:creation-date>
    <meta:generator>LibreOffice/5.4.7.2$Windows_X86_64 LibreOffice_project/c838ef25c16710f8838b1faec480ebba495259d0</meta:generator>
    <dc:date>2023-03-04T01:24:57.411000000</dc:date>
    <meta:editing-duration>PT5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